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4" style:family="graphic" style:parent-style-name="standard">
      <style:graphic-properties draw:stroke="none" svg:stroke-color="#000000" draw:fill="none" draw:fill-color="#ffffff" fo:min-height="0.889cm" draw:shadow="hidden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56cm"/>
    </style:style>
    <style:style style:name="P1" style:family="paragraph">
      <style:paragraph-properties fo:text-align="center"/>
      <style:text-properties style:text-underline-style="solid" style:text-underline-width="auto" style:text-underline-color="font-color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text-properties fo:font-size="14pt" style:text-underline-style="solid" style:text-underline-width="auto" style:text-underline-color="font-color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.969cm" svg:height="2.413cm" svg:x="4.683cm" svg:y="2.935cm">
          <text:p text:style-name="P1"><text:span text:style-name="T1">Condición a evaluar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" draw:text-style-name="P1" xml:id="id6" draw:id="id6" draw:layer="layout" svg:width="0.635cm" svg:height="0.762cm" svg:x="7.857cm" svg:y="10.047cm">
          <text:p/>
          <draw:enhanced-geometry svg:viewBox="0 0 21600 21600" draw:mirror-horizontal="true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ustom-shape draw:style-name="gr2" draw:text-style-name="P1" xml:id="id1" draw:id="id1" draw:layer="layout" svg:width="0.889cm" svg:height="0.635cm" svg:x="7.223cm" svg:y="1.1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xml:id="id4" draw:id="id4" draw:layer="layout" svg:width="4.445cm" svg:height="1.905cm" svg:x="10.398cm" svg:y="5.856cm">
          <text:p text:style-name="P1"><text:span text:style-name="T1">Sentencia simple</text:span></text:p>
          <text:p text:style-name="P1"><text:span text:style-name="T1">o compuesta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7.667cm" svg:y1="1.792cm" svg:x2="7.668cm" svg:y2="2.935cm" draw:start-shape="id1" draw:start-glue-point="8" draw:end-shape="id2" draw:end-glue-point="4" svg:d="M7667 1792l1 1143" svg:viewBox="0 0 2 1144">
          <text:p/>
        </draw:connector>
        <draw:frame draw:style-name="gr4" draw:text-style-name="P3" draw:layer="layout" svg:width="2.921cm" svg:height="1.139cm" svg:x="11.16cm" svg:y="3.062cm">
          <draw:text-box>
            <text:p text:style-name="P2"><text:span text:style-name="T1">Verdarero</text:span></text:p>
          </draw:text-box>
        </draw:frame>
        <draw:frame draw:style-name="gr4" draw:text-style-name="P3" draw:layer="layout" svg:width="2.921cm" svg:height="1.139cm" svg:x="3.413cm" svg:y="3.32cm">
          <draw:text-box>
            <text:p text:style-name="P2"><text:span text:style-name="T1">Falso</text:span></text:p>
          </draw:text-box>
        </draw:frame>
        <draw:custom-shape draw:style-name="gr1" draw:text-style-name="P1" xml:id="id3" draw:id="id3" draw:layer="layout" svg:width="4.445cm" svg:height="1.905cm" svg:x="1.127cm" svg:y="5.602cm">
          <text:p text:style-name="P1"><text:span text:style-name="T1">Sentencia simple</text:span></text:p>
          <text:p text:style-name="P1"><text:span text:style-name="T1">o compuesta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4.683cm" svg:y1="4.142cm" svg:x2="3.349cm" svg:y2="5.602cm" draw:start-shape="id2" draw:start-glue-point="5" draw:end-shape="id3" svg:d="M4683 4142h-1334v1460" svg:viewBox="0 0 1335 1461">
          <text:p/>
        </draw:connector>
        <draw:connector draw:style-name="gr5" draw:text-style-name="P1" draw:layer="layout" svg:x1="10.652cm" svg:y1="4.142cm" svg:x2="12.62cm" svg:y2="5.856cm" draw:start-shape="id2" draw:start-glue-point="7" draw:end-shape="id4" svg:d="M10652 4142h1968v1714" svg:viewBox="0 0 1969 1715">
          <text:p/>
        </draw:connector>
        <draw:custom-shape draw:style-name="gr6" draw:text-style-name="P1" xml:id="id5" draw:id="id5" draw:layer="layout" svg:width="0.508cm" svg:height="0.127cm" svg:x="7.858cm" svg:y="8.269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onnector draw:style-name="gr7" draw:text-style-name="P1" draw:layer="layout" svg:x1="3.349cm" svg:y1="7.507cm" svg:x2="7.858cm" svg:y2="8.333cm" draw:start-shape="id3" draw:start-glue-point="2" draw:end-shape="id5" draw:end-glue-point="10" svg:d="M3349 7507v826h4509" svg:viewBox="0 0 4510 827">
          <text:p/>
        </draw:connector>
        <draw:connector draw:style-name="gr7" draw:text-style-name="P1" draw:layer="layout" svg:x1="12.62cm" svg:y1="7.761cm" svg:x2="8.366cm" svg:y2="8.333cm" draw:start-shape="id4" draw:start-glue-point="2" draw:end-shape="id5" draw:end-glue-point="6" svg:d="M12620 7761v572h-4254" svg:viewBox="0 0 4255 573">
          <text:p/>
        </draw:connector>
        <draw:connector draw:style-name="gr5" draw:text-style-name="P1" draw:layer="layout" draw:type="line" svg:x1="8.113cm" svg:y1="8.396cm" svg:x2="8.176cm" svg:y2="10.047cm" draw:start-shape="id5" draw:start-glue-point="8" draw:end-shape="id6" draw:end-glue-point="4" svg:d="M8113 8396l63 1651" svg:viewBox="0 0 64 1652">
          <text:p/>
        </draw:connector>
        <draw:frame draw:style-name="gr8" draw:text-style-name="P3" draw:layer="layout" svg:width="3.683cm" svg:height="0.806cm" svg:x="7.985cm" svg:y="1.494cm">
          <draw:text-box>
            <text:p text:style-name="P3"><text:span text:style-name="T1">Inicio/Entrada</text:span></text:p>
          </draw:text-box>
        </draw:frame>
        <draw:frame draw:style-name="gr8" draw:text-style-name="P3" draw:layer="layout" svg:width="3.683cm" svg:height="0.806cm" svg:x="8.62cm" svg:y="10.047cm">
          <draw:text-box>
            <text:p text:style-name="P3"><text:span text:style-name="T1">Fin/Salid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7.087cm" fo:margin-left="1cm" fo:margin-right="6.45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6T13:25:30.860884557</meta:creation-date>
    <dc:date>2014-10-16T23:21:30.833822412</dc:date>
    <meta:editing-duration>PT1H29M58S</meta:editing-duration>
    <meta:editing-cycles>5</meta:editing-cycles>
    <meta:generator>LibreOffice/4.2.6.3$Linux_X86_64 LibreOffice_project/420$Build-3</meta:generator>
    <meta:document-statistic meta:object-count="16"/>
  </office:meta>
</office:document-meta>
</file>